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1F0754CA2E281EC0.png" manifest:media-type="image/png"/>
  <manifest:file-entry manifest:full-path="Pictures/100000000000055600000300ABA25D47B059D394.png" manifest:media-type="image/png"/>
  <manifest:file-entry manifest:full-path="Pictures/100000000000055600000300BD7DF2298F907209.png" manifest:media-type="image/png"/>
  <manifest:file-entry manifest:full-path="Pictures/100000000000055600000300B4CBDCB1E6B97B83.png" manifest:media-type="image/png"/>
  <manifest:file-entry manifest:full-path="Pictures/100000000000055600000300060C736A46ADD5FC.png" manifest:media-type="image/png"/>
  <manifest:file-entry manifest:full-path="Pictures/100000000000055600000300C5EA3A0F2FF2A851.png" manifest:media-type="image/png"/>
  <manifest:file-entry manifest:full-path="Pictures/100000000000055600000300D2E2A016CC0EE2C1.png" manifest:media-type="image/png"/>
  <manifest:file-entry manifest:full-path="Pictures/10000000000005560000030033C71936746241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1.213cm" fo:min-width="18.80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386cm" fo:min-width="1.83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304cm" svg:height="21.463cm" svg:x="1.154cm" svg:y="1.25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2.667cm" svg:height="1.27cm" svg:x="9.48cm" svg:y="13.793cm">
              <text:p/>
  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3" draw:text-style-name="P3" draw:layer="layout" svg:width="6.883cm" svg:height="3.861cm" svg:x="1.558cm" svg:y="12.498cm">
              <draw:image xlink:href="Pictures/100000000000055600000300060C736A46ADD5FC.png" xlink:type="simple" xlink:show="embed" xlink:actuate="onLoad" loext:mime-type="image/png">
                <text:p/>
              </draw:image>
            </draw:frame>
            <draw:frame draw:style-name="gr3" draw:text-style-name="P3" draw:layer="layout" svg:width="6.883cm" svg:height="3.835cm" svg:x="13.172cm" svg:y="12.511cm">
              <draw:image xlink:href="Pictures/100000000000055600000300BD7DF2298F907209.png" xlink:type="simple" xlink:show="embed" xlink:actuate="onLoad" loext:mime-type="image/png">
                <text:p/>
              </draw:image>
            </draw:frame>
          </draw:g>
          <draw:g>
            <draw:custom-shape draw:style-name="gr2" draw:text-style-name="P2" draw:layer="layout" svg:width="2.667cm" svg:height="1.27cm" svg:x="9.48cm" svg:y="19.034cm">
              <text:p/>
  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3" draw:text-style-name="P3" draw:layer="layout" svg:width="6.883cm" svg:height="3.861cm" svg:x="1.558cm" svg:y="17.739cm">
              <draw:image xlink:href="Pictures/100000000000055600000300C5EA3A0F2FF2A851.png" xlink:type="simple" xlink:show="embed" xlink:actuate="onLoad" loext:mime-type="image/png">
                <text:p/>
              </draw:image>
            </draw:frame>
            <draw:frame draw:style-name="gr3" draw:text-style-name="P3" draw:layer="layout" svg:width="6.883cm" svg:height="3.861cm" svg:x="13.172cm" svg:y="17.739cm">
              <draw:image xlink:href="Pictures/100000000000055600000300D2E2A016CC0EE2C1.png" xlink:type="simple" xlink:show="embed" xlink:actuate="onLoad" loext:mime-type="image/png">
                <text:p/>
              </draw:image>
            </draw:frame>
          </draw:g>
          <draw:g>
            <draw:custom-shape draw:style-name="gr2" draw:text-style-name="P2" draw:layer="layout" svg:width="2.667cm" svg:height="1.27cm" svg:x="9.48cm" svg:y="3.311cm">
              <text:p/>
  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3" draw:text-style-name="P3" draw:layer="layout" svg:width="6.883cm" svg:height="3.861cm" svg:x="1.558cm" svg:y="2.016cm">
              <draw:image xlink:href="Pictures/10000000000005560000030033C719367462410D.png" xlink:type="simple" xlink:show="embed" xlink:actuate="onLoad" loext:mime-type="image/png">
                <text:p/>
              </draw:image>
            </draw:frame>
            <draw:frame draw:style-name="gr3" draw:text-style-name="P3" draw:layer="layout" svg:width="6.883cm" svg:height="3.861cm" svg:x="13.172cm" svg:y="2.016cm">
              <draw:image xlink:href="Pictures/100000000000055600000300B4CBDCB1E6B97B83.png" xlink:type="simple" xlink:show="embed" xlink:actuate="onLoad" loext:mime-type="image/png">
                <text:p/>
              </draw:image>
            </draw:frame>
          </draw:g>
          <draw:g>
            <draw:custom-shape draw:style-name="gr2" draw:text-style-name="P2" draw:layer="layout" svg:width="2.667cm" svg:height="1.27cm" svg:x="9.48cm" svg:y="8.552cm">
              <text:p/>
  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3" draw:text-style-name="P3" draw:layer="layout" svg:width="6.883cm" svg:height="3.861cm" svg:x="1.558cm" svg:y="7.257cm">
              <draw:image xlink:href="Pictures/1000000000000556000003001F0754CA2E281EC0.png" xlink:type="simple" xlink:show="embed" xlink:actuate="onLoad" loext:mime-type="image/png">
                <text:p/>
              </draw:image>
            </draw:frame>
            <draw:frame draw:style-name="gr3" draw:text-style-name="P3" draw:layer="layout" svg:width="6.883cm" svg:height="3.861cm" svg:x="13.172cm" svg:y="7.257cm">
              <draw:image xlink:href="Pictures/100000000000055600000300ABA25D47B059D394.png" xlink:type="simple" xlink:show="embed" xlink:actuate="onLoad" loext:mime-type="image/png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0:38:12.182442904</meta:creation-date>
    <dc:date>2018-11-16T20:59:37.174459121</dc:date>
    <meta:editing-duration>PT11M12S</meta:editing-duration>
    <meta:editing-cycles>2</meta:editing-cycles>
    <meta:generator>LibreOffice/6.1.3.2$Linux_X86_64 LibreOffice_project/10$Build-2</meta:generator>
    <meta:document-statistic meta:object-count="18"/>
  </office:meta>
</office:document-meta>
</file>